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Util.pop_intersect( long A [ ] , long B [ ] , int wordOffset , int numWor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itUtil.nextHighestPowerOfTwo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Util.ntz( long v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itUtil.isPowerOfTwo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Util.pop_andnot( long A [ ] , long B [ ] , int wordOffset , int numWor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itUtil.pop( lo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Util.ntz3( long 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tUtil.pop_xor( long A [ ] , long B [ ] , int wordOffset , int numWor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itUtil.ntz2( long 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tUtil.ntz( int 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Util.pop_union( long A [ ] , long B [ ] , int wordOffset , int numWor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itUtil.nextHighestPowerOfTwo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tUtil.pop_array( long A [ ] , int wordOffset , int numWor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4">
            <text:p text:style-name="Table_20_Contents">94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BitUtil.isPowerOfTwo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